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8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35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100</text:p>
          <text:p text:style-name="P7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4">50</text:p>
          <text:p text:style-name="P1">score but lost</text:p>
          <text:p text:style-name="P4">50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1">You won</text:p>
          <text:p text:style-name="P4">50</text:p>
          <text:p text:style-name="P1">score but lost</text:p>
          <text:p text:style-name="P4">250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13M55S</meta:editing-duration>
    <meta:editing-cycles>3</meta:editing-cycles>
    <meta:generator>LibreOffice/3.4$Unix LibreOffice_project/340m1$Build-402</meta:generator>
    <dc:date>2012-01-02T20:09:25</dc:date>
    <meta:document-statistic meta:table-count="0" meta:image-count="0" meta:object-count="0" meta:page-count="1" meta:paragraph-count="39" meta:word-count="65" meta:character-count="227" meta:non-whitespace-character-count="201"/>
  </office:meta>
</office:document-meta>
</file>